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Standard">
      <style:text-properties officeooo:paragraph-rsid="001ad575"/>
    </style:style>
    <style:style style:name="P2" style:family="paragraph" style:parent-style-name="Standard">
      <style:text-properties officeooo:rsid="001d0d96" officeooo:paragraph-rsid="001d0d96"/>
    </style:style>
    <style:style style:name="P3" style:family="paragraph" style:parent-style-name="Standard">
      <style:text-properties officeooo:rsid="001d0d96" officeooo:paragraph-rsid="00255d04"/>
    </style:style>
    <style:style style:name="P4" style:family="paragraph" style:parent-style-name="Standard">
      <style:text-properties officeooo:rsid="001ecade" officeooo:paragraph-rsid="001ecade"/>
    </style:style>
    <style:style style:name="P5" style:family="paragraph" style:parent-style-name="Standard">
      <style:text-properties officeooo:rsid="001ecade" officeooo:paragraph-rsid="00255d04"/>
    </style:style>
    <style:style style:name="P6" style:family="paragraph" style:parent-style-name="Ligne_20_de_20_commande">
      <style:text-properties officeooo:rsid="0021f616" officeooo:paragraph-rsid="0021f616"/>
    </style:style>
    <style:style style:name="P7" style:family="paragraph" style:parent-style-name="Standard">
      <style:text-properties officeooo:rsid="0021f616" officeooo:paragraph-rsid="0021f616"/>
    </style:style>
    <style:style style:name="P8" style:family="paragraph" style:parent-style-name="Ligne_20_de_20_commande">
      <style:text-properties officeooo:paragraph-rsid="0023031d"/>
    </style:style>
    <style:style style:name="P9" style:family="paragraph" style:parent-style-name="Ligne_20_de_20_commande">
      <style:text-properties officeooo:rsid="0023031d" officeooo:paragraph-rsid="0023031d"/>
    </style:style>
    <style:style style:name="P10" style:family="paragraph" style:parent-style-name="Text_20_body">
      <style:text-properties officeooo:rsid="0023031d" officeooo:paragraph-rsid="0023031d"/>
    </style:style>
    <style:style style:name="P11" style:family="paragraph" style:parent-style-name="Ligne_20_de_20_commande">
      <style:text-properties officeooo:rsid="0023031d" officeooo:paragraph-rsid="00255a82"/>
    </style:style>
    <style:style style:name="P12" style:family="paragraph" style:parent-style-name="Text_20_body">
      <style:text-properties officeooo:rsid="0023031d" officeooo:paragraph-rsid="00255a82"/>
    </style:style>
    <style:style style:name="P13" style:family="paragraph" style:parent-style-name="Text_20_body">
      <style:text-properties officeooo:rsid="0023031d" officeooo:paragraph-rsid="002b293a"/>
    </style:style>
    <style:style style:name="P14" style:family="paragraph" style:parent-style-name="Standard">
      <style:text-properties officeooo:rsid="0020f112" officeooo:paragraph-rsid="0020f112"/>
    </style:style>
    <style:style style:name="P15" style:family="paragraph" style:parent-style-name="Text_20_body">
      <style:text-properties officeooo:rsid="0020f112" officeooo:paragraph-rsid="0020f112"/>
    </style:style>
    <style:style style:name="P16" style:family="paragraph" style:parent-style-name="Text_20_body">
      <style:text-properties officeooo:rsid="0020f112" officeooo:paragraph-rsid="00229461"/>
    </style:style>
    <style:style style:name="P17" style:family="paragraph" style:parent-style-name="Text_20_body">
      <style:text-properties officeooo:rsid="0020f112" officeooo:paragraph-rsid="00255d04"/>
    </style:style>
    <style:style style:name="P18" style:family="paragraph" style:parent-style-name="Standard">
      <style:text-properties officeooo:rsid="0023ea25" officeooo:paragraph-rsid="00246e5b"/>
    </style:style>
    <style:style style:name="P19" style:family="paragraph" style:parent-style-name="Text_20_body">
      <style:text-properties officeooo:paragraph-rsid="00229461"/>
    </style:style>
    <style:style style:name="P20" style:family="paragraph" style:parent-style-name="Text_20_body">
      <style:text-properties officeooo:rsid="00229461" officeooo:paragraph-rsid="00229461"/>
    </style:style>
    <style:style style:name="P21" style:family="paragraph" style:parent-style-name="Text_20_body">
      <style:text-properties officeooo:rsid="0022aee9" officeooo:paragraph-rsid="0022aee9"/>
    </style:style>
    <style:style style:name="P22" style:family="paragraph" style:parent-style-name="Text_20_body">
      <style:text-properties officeooo:rsid="0022aee9" officeooo:paragraph-rsid="00255a82"/>
    </style:style>
    <style:style style:name="P23" style:family="paragraph" style:parent-style-name="Text_20_body">
      <style:text-properties officeooo:rsid="00246e5b" officeooo:paragraph-rsid="00246e5b"/>
    </style:style>
    <style:style style:name="P24" style:family="paragraph" style:parent-style-name="Standard">
      <style:text-properties officeooo:rsid="00246e5b" officeooo:paragraph-rsid="00255d04"/>
    </style:style>
    <style:style style:name="P25" style:family="paragraph" style:parent-style-name="Ligne_20_de_20_commande">
      <style:text-properties officeooo:rsid="00255a82" officeooo:paragraph-rsid="00255a82"/>
    </style:style>
    <style:style style:name="P26" style:family="paragraph" style:parent-style-name="Text_20_body">
      <style:text-properties officeooo:rsid="00255a82" officeooo:paragraph-rsid="00255a82"/>
    </style:style>
    <style:style style:name="P27" style:family="paragraph" style:parent-style-name="Ligne_20_de_20_commande">
      <style:text-properties officeooo:paragraph-rsid="00255a82"/>
    </style:style>
    <style:style style:name="P28" style:family="paragraph" style:parent-style-name="Ligne_20_de_20_commande">
      <style:text-properties officeooo:paragraph-rsid="00255d04"/>
    </style:style>
    <style:style style:name="P29" style:family="paragraph" style:parent-style-name="Ligne_20_de_20_commande">
      <style:text-properties officeooo:paragraph-rsid="002b293a"/>
    </style:style>
    <style:style style:name="P30" style:family="paragraph" style:parent-style-name="Ligne_20_de_20_commande">
      <style:text-properties officeooo:rsid="002dfc42" officeooo:paragraph-rsid="002dfc42"/>
    </style:style>
    <style:style style:name="P31" style:family="paragraph" style:parent-style-name="Ligne_20_de_20_commande">
      <style:text-properties officeooo:rsid="002f9734" officeooo:paragraph-rsid="002f9734"/>
    </style:style>
    <style:style style:name="P32" style:family="paragraph" style:parent-style-name="Text_20_body">
      <style:text-properties officeooo:rsid="0026b787" officeooo:paragraph-rsid="0029a513"/>
    </style:style>
    <style:style style:name="P33" style:family="paragraph" style:parent-style-name="Text_20_body">
      <style:text-properties officeooo:rsid="002c524d" officeooo:paragraph-rsid="002c524d"/>
    </style:style>
    <style:style style:name="P34" style:family="paragraph" style:parent-style-name="Heading_20_1">
      <style:paragraph-properties fo:break-before="page"/>
      <style:text-properties officeooo:rsid="0021f616" officeooo:paragraph-rsid="00229461"/>
    </style:style>
    <style:style style:name="P35" style:family="paragraph" style:parent-style-name="Heading_20_1" style:list-style-name="">
      <style:text-properties officeooo:rsid="00255a82" officeooo:paragraph-rsid="00255a82"/>
    </style:style>
    <style:style style:name="P36" style:family="paragraph" style:parent-style-name="Heading_20_1" style:list-style-name="">
      <style:paragraph-properties fo:break-before="page"/>
      <style:text-properties officeooo:rsid="00255a82" officeooo:paragraph-rsid="00255a82"/>
    </style:style>
    <style:style style:name="P37" style:family="paragraph" style:parent-style-name="Standard" style:list-style-name="L1">
      <style:text-properties officeooo:rsid="0023ea25" officeooo:paragraph-rsid="00246e5b"/>
    </style:style>
    <style:style style:name="P38" style:family="paragraph" style:parent-style-name="Text_20_body">
      <style:text-properties officeooo:rsid="002b293a" officeooo:paragraph-rsid="002b293a"/>
    </style:style>
    <style:style style:name="P39" style:family="paragraph" style:parent-style-name="Text_20_body">
      <style:text-properties officeooo:rsid="002c0014" officeooo:paragraph-rsid="002c0014"/>
    </style:style>
    <style:style style:name="P40" style:family="paragraph" style:parent-style-name="Text_20_body">
      <style:text-properties officeooo:rsid="00311944" officeooo:paragraph-rsid="00311944"/>
    </style:style>
    <style:style style:name="P41" style:family="paragraph" style:parent-style-name="Text_20_body">
      <style:text-properties officeooo:rsid="002c524d" officeooo:paragraph-rsid="002c524d"/>
    </style:style>
    <style:style style:name="P42" style:family="paragraph" style:parent-style-name="Text_20_body">
      <style:text-properties officeooo:rsid="0032e30a" officeooo:paragraph-rsid="0032e30a"/>
    </style:style>
    <style:style style:name="T1" style:family="text">
      <style:text-properties officeooo:rsid="0018f4aa"/>
    </style:style>
    <style:style style:name="T2" style:family="text">
      <style:text-properties officeooo:rsid="001ad575"/>
    </style:style>
    <style:style style:name="T3" style:family="text">
      <style:text-properties officeooo:rsid="00229461"/>
    </style:style>
    <style:style style:name="T4" style:family="text">
      <style:text-properties officeooo:rsid="0026b78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6cb0a"/>
    </style:style>
    <style:style style:name="T7" style:family="text">
      <style:text-properties officeooo:rsid="002c524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éer <text:span text:style-name="T2">une </text:span>application <text:s/><text:span text:style-name="T2">React</text:span></text:p>
      <text:p text:style-name="P1"/>
      <text:h text:style-name="Heading_20_1" text:outline-level="1">Créer l’application </text:h>
      <text:p text:style-name="Standard"/>
      <text:p text:style-name="Ligne_20_de_20_commande">npx create-react-app <text:span text:style-name="T1">nom_appli</text:span></text:p>
      <text:p text:style-name="Standard"/>
      <text:h text:style-name="Heading_20_1" text:outline-level="1">Mettre en place le routage</text:h>
      <text:p text:style-name="P4"><text:a xlink:type="simple" xlink:href="https://reactrouter.com/docs/en/v6/getting-started/tutorial" text:style-name="Internet_20_link" text:visited-style-name="Visited_20_Internet_20_Link">Consulter le tutoriel (en)</text:a></text:p>
      <text:p text:style-name="P4"/>
      <text:p text:style-name="P2">Le routage permet la navigation entre les pages. Il doit être installé séparément :</text:p>
      <text:p text:style-name="P2"/>
      <text:p text:style-name="Ligne_20_de_20_commande">npm install react-router-dom</text:p>
      <text:p text:style-name="Standard"/>
      <text:h text:style-name="Heading_20_1" text:outline-level="1">Installer un composant pour la gestion des tables <text:span text:style-name="T3">avec gridjs</text:span></text:h>
      <text:p text:style-name="P15">Le composant gridjs</text:p>
      <text:p text:style-name="P15"><text:a xlink:type="simple" xlink:href="https://gridjs.io/docs/index" text:style-name="Internet_20_link" text:visited-style-name="Visited_20_Internet_20_Link">Consulter la documentation (en)</text:a></text:p>
      <text:p text:style-name="P14"/>
      <text:p text:style-name="Ligne_20_de_20_commande">npm install gridjs</text:p>
      <text:p text:style-name="P14"/>
      <text:p text:style-name="P7">Puis installer la dépendance permettant d’y insérer des composants React :</text:p>
      <text:p text:style-name="P7"/>
      <text:p text:style-name="P6">npm install gridjs-react</text:p>
      <text:p text:style-name="P7"/>
      <text:p text:style-name="P7">Si cette ligne produit des erreurs, taper cette commande :</text:p>
      <text:p text:style-name="P7"/>
      <text:p text:style-name="P6">npm install gridjs-react --legacy-peer-deps</text:p>
      <text:p text:style-name="P7"/>
      <text:h text:style-name="P34" text:outline-level="1">Installer un composant pour la gestion des tables <text:span text:style-name="T3">avec MaterialUI</text:span></text:h>
      <text:p text:style-name="P19"/>
      <text:p text:style-name="P16">Le composant <text:span text:style-name="T3">MaterialUI</text:span></text:p>
      <text:p text:style-name="P20"><text:a xlink:type="simple" xlink:href="https://mui.com/x/react-data-grid/getting-started/" text:style-name="Internet_20_link" text:visited-style-name="Visited_20_Internet_20_Link">Consulter la documentation (en)</text:a></text:p>
      <text:p text:style-name="P21">Au 12/07/22, il y a manifestement une incompatibilité entre React 18 et Material UI.</text:p>
      <text:p text:style-name="P21">Il faut donc rétrograder de React 18 vers React 17 :</text:p>
      <text:p text:style-name="P10">Modifier le fichier package.json :</text:p>
      <text:p text:style-name="Ligne_20_de_20_commande">"react": "^17.0.2",</text:p>
      <text:p text:style-name="Ligne_20_de_20_commande">"react-dom": "^17.0.2",</text:p>
      <text:p text:style-name="P21"/>
      <text:p text:style-name="P10">Puis supprimer le fichier package-lock.json</text:p>
      <text:p text:style-name="P10">Puis taper la commande</text:p>
      <text:p text:style-name="P9">npm install</text:p>
      <text:p text:style-name="P10"/>
      <text:p text:style-name="P23">Si ça ne fonctionne pas, il faut supprimer les dossiers react dans le dossier modules et relancer la dernière commande.</text:p>
      <text:p text:style-name="P10">Installer MaterialUI</text:p>
      <text:p text:style-name="P8">npm install @mui/x-data-grid</text:p>
      <text:p text:style-name="P8">npm install @mui/material @emotion/react @emotion/styled</text:p>
      <text:p text:style-name="P16"/>
      <text:p text:style-name="P18">Pour le projet P7</text:p>
      <text:p text:style-name="P18">Utilisation de <text:a xlink:type="simple" xlink:href="https://fr.reactjs.org/docs/forms.html" text:style-name="Internet_20_link" text:visited-style-name="Visited_20_Internet_20_Link">React Formulaires</text:a></text:p>
      <text:p text:style-name="P18"/>
      <text:p text:style-name="P18">Utilisation de MaterialUI pour :</text:p>
      <text:p text:style-name="P18"/>
      <text:list xml:id="list4246674871" text:style-name="L1">
        <text:list-item>
          <text:p text:style-name="P37"><text:a xlink:type="simple" xlink:href="https://mui.com/x/react-data-grid/" text:style-name="Internet_20_link" text:visited-style-name="Visited_20_Internet_20_Link">DataGrid</text:a></text:p>
        </text:list-item>
        <text:list-item>
          <text:p text:style-name="P37"><text:a xlink:type="simple" xlink:href="https://mui.com/material-ui/react-dialog/" text:style-name="Internet_20_link" text:visited-style-name="Visited_20_Internet_20_Link">Dialogue</text:a></text:p>
        </text:list-item>
      </text:list>
      <text:h text:style-name="P35" text:outline-level="1"/>
      <text:h text:style-name="P36" text:outline-level="1">Création du P7 pas à pas</text:h>
      <text:h text:style-name="Heading_20_2" text:outline-level="2">Création de l’application <text:span text:style-name="T7">client</text:span></text:h>
      <text:p text:style-name="P26"/>
      <text:p text:style-name="P25">npx create-react-app p7/groupomania</text:p>
      <text:p text:style-name="Standard"/>
      <text:h text:style-name="Heading_20_2" text:outline-level="2">Rétrograder à React 17</text:h>
      <text:p text:style-name="P12">Modifier le fichier package.json :</text:p>
      <text:p text:style-name="P27">"@testing-library/react": "^1<text:span text:style-name="T6">2</text:span>.0",</text:p>
      <text:p text:style-name="P27">"@testing-library/user-event": "^13.2.1",</text:p>
      <text:p text:style-name="P27">"react": "^17.0.2",</text:p>
      <text:p text:style-name="P27">"react-dom": "^17.0.2",</text:p>
      <text:p text:style-name="P22"/>
      <text:p text:style-name="P12"><text:span text:style-name="T4">S</text:span>upprimer le fichier package-lock.json</text:p>
      <text:p text:style-name="P32">Supprimer tous les dossiers <text:span text:style-name="T5">react*, @testing-library*</text:span> du dossier <text:span text:style-name="T5">modules</text:span></text:p>
      <text:p text:style-name="P38">Tuer le terminal</text:p>
      <text:p text:style-name="P38">Ouvrir un nouveau terminal</text:p>
      <text:p text:style-name="P13">Puis taper la commande</text:p>
      <text:p text:style-name="P11">npm install</text:p>
      <text:p text:style-name="P12"/>
      <text:h text:style-name="Heading_20_2" text:outline-level="2">Mettre en place le routage</text:h>
      <text:p text:style-name="P5"><text:a xlink:type="simple" xlink:href="https://reactrouter.com/docs/en/v6/getting-started/tutorial" text:style-name="Internet_20_link" text:visited-style-name="Visited_20_Internet_20_Link">Consulter le tutoriel (en)</text:a></text:p>
      <text:p text:style-name="P5"/>
      <text:p text:style-name="P3">Le routage permet la navigation entre les pages. Il doit être installé séparément :</text:p>
      <text:p text:style-name="P3"/>
      <text:p text:style-name="P28">npm install react-router-dom</text:p>
      <text:p text:style-name="P24"/>
      <text:h text:style-name="Heading_20_2" text:outline-level="2">Installer MaterialUI</text:h>
      <text:p text:style-name="P28">npm install @mui/material @emotion/react @emotion/styled</text:p>
      <text:p text:style-name="P29">npm install @mui/x-data-grid</text:p>
      <text:p text:style-name="P17"/>
      <text:h text:style-name="Heading_20_2" text:outline-level="2">Authentification</text:h>
      <text:p text:style-name="P39"><text:a xlink:type="simple" xlink:href="https://www.digitalocean.com/community/tutorials/how-to-add-login-authentication-to-react-applications" text:style-name="Internet_20_link" text:visited-style-name="Visited_20_Internet_20_Link">Consulter ce tutoriel</text:a></text:p>
      <text:h text:style-name="Heading_20_2" text:outline-level="2"><text:soft-page-break/>Utilisation de formulaires</text:h>
      <text:p text:style-name="P40"><text:a xlink:type="simple" xlink:href="https://www.digitalocean.com/community/tutorials/how-to-build-forms-in-react" text:style-name="Internet_20_link" text:visited-style-name="Visited_20_Internet_20_Link">Consulter ce tutoriel</text:a></text:p>
      <text:h text:style-name="Heading_20_2" text:outline-level="2">Création du backend</text:h>
      <text:p text:style-name="P33">Création de l’application</text:p>
      <text:p text:style-name="Ligne_20_de_20_commande">npm install express cors</text:p>
      <text:p text:style-name="P30">npm install mongoose mongoose-unique-validator</text:p>
      <text:p text:style-name="P31">npm install jsonwebtoken</text:p>
      <text:p text:style-name="P31">npm install bcrypt</text:p>
      <text:p text:style-name="P33"/>
      <text:h text:style-name="Heading_20_2" text:outline-level="2">Corriger le problème du CORS same origin :</text:h>
      <text:p text:style-name="P42">Si besoin</text:p>
      <text:p text:style-name="P42">Côté serveur :</text:p>
      <text:p text:style-name="Ligne_20_de_20_commande">npm install cors</text:p>
      <text:p text:style-name="P42"/>
      <text:p text:style-name="P42">Dans App.js :</text:p>
      <text:p text:style-name="Ligne_20_de_20_commande">const cors = require("cors");</text:p>
      <text:p text:style-name="Ligne_20_de_20_commande">app.use(cors());</text:p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gne_20_de_20_commande" style:display-name="Ligne de commande" style:family="paragraph" style:parent-style-name="Standard">
      <loext:graphic-properties draw:fill="solid" draw:fill-color="#eeeeee"/>
      <style:paragraph-properties fo:background-color="#eeeeee" fo:padding="0.049cm" fo:border="0.06pt solid #666666"/>
      <style:text-properties fo:language="zxx" fo:country="none" style:language-asian="zxx" style:country-asian="non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5T11:33:39.321000000</dc:date>
    <meta:editing-duration>P2DT5H16M3S</meta:editing-duration>
    <meta:editing-cycles>23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74" meta:word-count="339" meta:character-count="2393" meta:non-whitespace-character-count="2129"/>
  </office:meta>
</office:document-meta>
</file>